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date" office:date-value="2014-03-15">
            <text:p text:style-name="Table_20_Contents">Saturday, 15 March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date" office:date-value="2014-05-09">
            <text:p text:style-name="Table_20_Contents">Friday, 9 Ma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7</meta:editing-cycles>
    <dc:date>2014-05-09T18:53:13</dc:date>
    <meta:editing-duration>PT9H29M52S</meta:editing-duration>
    <meta:document-statistic meta:table-count="1" meta:image-count="0" meta:object-count="0" meta:page-count="1" meta:paragraph-count="19" meta:word-count="66" meta:character-count="416"/>
  </office:meta>
</office:document-meta>
</file>